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.SCOPE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completed( FaultData fault , Set &lt; CompensationHandler &gt; compens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stopEventHandl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.completed( FaultData flt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62">
            <text:p text:style-name="Table_20_Contents">162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OP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OPE.findCompensationData( O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findCatch( OFaultHandler fh , QName faultName , OVarType faultTyp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CTIVE.terminateEventHandl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E.completed( FaultData flt , Set &lt; CompensationHandler &gt; compenst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HandlerInfo.EventHandlerInfo( OBase o , EventHandlerControlChannel cc , ParentScopeChannel psc , TerminationChanne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